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599" calcext:value-type="float">
            <text:p>14599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1657" calcext:value-type="float">
            <text:p>1165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703" calcext:value-type="float">
            <text:p>1070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268" calcext:value-type="float">
            <text:p>626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496" calcext:value-type="float">
            <text:p>349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7373" calcext:value-type="float">
            <text:p>11737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19965" calcext:value-type="float">
            <text:p>11996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8647" calcext:value-type="float">
            <text:p>11864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1346" calcext:value-type="float">
            <text:p>5134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0922" calcext:value-type="float">
            <text:p>6092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3718" calcext:value-type="float">
            <text:p>6371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85644" calcext:value-type="float">
            <text:p>8564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4993" calcext:value-type="float">
            <text:p>8499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5764" calcext:value-type="float">
            <text:p>8576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9077" calcext:value-type="float">
            <text:p>6907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1884" calcext:value-type="float">
            <text:p>6188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8074" calcext:value-type="float">
            <text:p>5807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5587" calcext:value-type="float">
            <text:p>4558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1511" calcext:value-type="float">
            <text:p>9151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1141" calcext:value-type="float">
            <text:p>5114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2016" calcext:value-type="float">
            <text:p>6201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9528" calcext:value-type="float">
            <text:p>5952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0366" calcext:value-type="float">
            <text:p>6036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3421" calcext:value-type="float">
            <text:p>9342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91866" calcext:value-type="float">
            <text:p>9186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9788" calcext:value-type="float">
            <text:p>8978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5880" calcext:value-type="float">
            <text:p>65880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971" calcext:value-type="float">
            <text:p>897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3188" calcext:value-type="float">
            <text:p>7318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0986" calcext:value-type="float">
            <text:p>8098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84313" calcext:value-type="float">
            <text:p>8431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3782" calcext:value-type="float">
            <text:p>8378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8412" calcext:value-type="float">
            <text:p>9841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99175" calcext:value-type="float">
            <text:p>9917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5651" calcext:value-type="float">
            <text:p>9565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92714" calcext:value-type="float">
            <text:p>9271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02398" calcext:value-type="float">
            <text:p>10239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05418" calcext:value-type="float">
            <text:p>10541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7031" calcext:value-type="float">
            <text:p>9703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98953" calcext:value-type="float">
            <text:p>9895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97689" calcext:value-type="float">
            <text:p>9768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4059" calcext:value-type="float">
            <text:p>2405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1420" calcext:value-type="float">
            <text:p>2142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251" calcext:value-type="float">
            <text:p>2125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277" calcext:value-type="float">
            <text:p>1327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165" calcext:value-type="float">
            <text:p>1416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056" calcext:value-type="float">
            <text:p>1605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609" calcext:value-type="float">
            <text:p>1160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251" calcext:value-type="float">
            <text:p>1125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bo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2825" calcext:value-type="float">
            <text:p>1282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0617" calcext:value-type="float">
            <text:p>2206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9086" calcext:value-type="float">
            <text:p>21908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3853" calcext:value-type="float">
            <text:p>23385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49748" calcext:value-type="float">
            <text:p>24974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56934" calcext:value-type="float">
            <text:p>25693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48834" calcext:value-type="float">
            <text:p>24883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45451" calcext:value-type="float">
            <text:p>14545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40587" calcext:value-type="float">
            <text:p>14058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CCP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37147" calcext:value-type="float">
            <text:p>13714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0596" calcext:value-type="float">
            <text:p>14059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42983" calcext:value-type="float">
            <text:p>14298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45898" calcext:value-type="float">
            <text:p>14589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4800" calcext:value-type="float">
            <text:p>12480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1657" calcext:value-type="float">
            <text:p>12165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32528" calcext:value-type="float">
            <text:p>13252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4799" calcext:value-type="float">
            <text:p>7479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1032" calcext:value-type="float">
            <text:p>7103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odo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3847" calcext:value-type="float">
            <text:p>7384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8743" calcext:value-type="float">
            <text:p>20874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11115" calcext:value-type="float">
            <text:p>21111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1203" calcext:value-type="float">
            <text:p>21120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44171" calcext:value-type="float">
            <text:p>24417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40576" calcext:value-type="float">
            <text:p>24057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39317" calcext:value-type="float">
            <text:p>2393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4089" calcext:value-type="float">
            <text:p>13408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3513" calcext:value-type="float">
            <text:p>13351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OA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32878" calcext:value-type="float">
            <text:p>13287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97697" calcext:value-type="float">
            <text:p>19769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07214" calcext:value-type="float">
            <text:p>20721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9564" calcext:value-type="float">
            <text:p>20956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53136" calcext:value-type="float">
            <text:p>25313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44282" calcext:value-type="float">
            <text:p>24428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41911" calcext:value-type="float">
            <text:p>24191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4259" calcext:value-type="float">
            <text:p>14425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42171" calcext:value-type="float">
            <text:p>14217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BS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39472" calcext:value-type="float">
            <text:p>13947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316" calcext:value-type="float">
            <text:p>831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8768" calcext:value-type="float">
            <text:p>876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218" calcext:value-type="float">
            <text:p>521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718" calcext:value-type="float">
            <text:p>471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4926" calcext:value-type="float">
            <text:p>492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0043" calcext:value-type="float">
            <text:p>8004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8573" calcext:value-type="float">
            <text:p>7857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76748" calcext:value-type="float">
            <text:p>7674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3716" calcext:value-type="float">
            <text:p>4371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3635" calcext:value-type="float">
            <text:p>4363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2823" calcext:value-type="float">
            <text:p>4282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69516" calcext:value-type="float">
            <text:p>69516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67723" calcext:value-type="float">
            <text:p>6772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3159" calcext:value-type="float">
            <text:p>53159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8144" calcext:value-type="float">
            <text:p>4814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8308" calcext:value-type="float">
            <text:p>4830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6467" calcext:value-type="float">
            <text:p>4646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6723" calcext:value-type="float">
            <text:p>2672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7044" calcext:value-type="float">
            <text:p>2704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6888" calcext:value-type="float">
            <text:p>2688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6297" calcext:value-type="float">
            <text:p>3629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5703" calcext:value-type="float">
            <text:p>3570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6321" calcext:value-type="float">
            <text:p>3632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9322" calcext:value-type="float">
            <text:p>6932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1698" calcext:value-type="float">
            <text:p>7169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2290" calcext:value-type="float">
            <text:p>72290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7264" calcext:value-type="float">
            <text:p>4726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7224" calcext:value-type="float">
            <text:p>4722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7741" calcext:value-type="float">
            <text:p>47741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5099" calcext:value-type="float">
            <text:p>65099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67983" calcext:value-type="float">
            <text:p>67983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8747" calcext:value-type="float">
            <text:p>6874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9278" calcext:value-type="float">
            <text:p>69278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72392" calcext:value-type="float">
            <text:p>72392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1865" calcext:value-type="float">
            <text:p>7186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1025" calcext:value-type="float">
            <text:p>51025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1370" calcext:value-type="float">
            <text:p>51370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1019" calcext:value-type="float">
            <text:p>51019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7997" calcext:value-type="float">
            <text:p>6799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69204" calcext:value-type="float">
            <text:p>69204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9696" calcext:value-type="float">
            <text:p>6969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715" calcext:value-type="float">
            <text:p>1971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5872" calcext:value-type="float">
            <text:p>2587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802" calcext:value-type="float">
            <text:p>2880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1975" calcext:value-type="float">
            <text:p>1197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510" calcext:value-type="float">
            <text:p>1351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2101" calcext:value-type="float">
            <text:p>1210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9954" calcext:value-type="float">
            <text:p>995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041" calcext:value-type="float">
            <text:p>1004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Combo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3744" calcext:value-type="float">
            <text:p>1374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11462" calcext:value-type="float">
            <text:p>21146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6234" calcext:value-type="float">
            <text:p>21623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5050" calcext:value-type="float">
            <text:p>22505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60848" calcext:value-type="float">
            <text:p>16084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60876" calcext:value-type="float">
            <text:p>16087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54885" calcext:value-type="float">
            <text:p>15488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65410" calcext:value-type="float">
            <text:p>16541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74211" calcext:value-type="float">
            <text:p>17421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FCCP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69708" calcext:value-type="float">
            <text:p>16970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6533" calcext:value-type="float">
            <text:p>14653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76242" calcext:value-type="float">
            <text:p>17624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58457" calcext:value-type="float">
            <text:p>15845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89117" calcext:value-type="float">
            <text:p>891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6932" calcext:value-type="float">
            <text:p>8693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87742" calcext:value-type="float">
            <text:p>8774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00524" calcext:value-type="float">
            <text:p>10052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7213" calcext:value-type="float">
            <text:p>9721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odo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2943" calcext:value-type="float">
            <text:p>9294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7447" calcext:value-type="float">
            <text:p>19744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94115" calcext:value-type="float">
            <text:p>19411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01346" calcext:value-type="float">
            <text:p>20134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53890" calcext:value-type="float">
            <text:p>15389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8117" calcext:value-type="float">
            <text:p>1481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48717" calcext:value-type="float">
            <text:p>1487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4694" calcext:value-type="float">
            <text:p>17469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68394" calcext:value-type="float">
            <text:p>16839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OAA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61746" calcext:value-type="float">
            <text:p>16174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03717" calcext:value-type="float">
            <text:p>2037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570" calcext:value-type="float">
            <text:p>20157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06531" calcext:value-type="float">
            <text:p>20653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50046" calcext:value-type="float">
            <text:p>15004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0949" calcext:value-type="float">
            <text:p>15094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42681" calcext:value-type="float">
            <text:p>14268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84786" calcext:value-type="float">
            <text:p>18478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84158" calcext:value-type="float">
            <text:p>18415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PB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597" calcext:value-type="float">
            <text:p>175597</text:p>
          </table:table-cell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lm13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5235" calcext:value-type="float">
            <text:p>2523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8185" calcext:value-type="float">
            <text:p>2818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045" calcext:value-type="float">
            <text:p>2404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1093" calcext:value-type="float">
            <text:p>1109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089" calcext:value-type="float">
            <text:p>1408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2220" calcext:value-type="float">
            <text:p>1222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4147" calcext:value-type="float">
            <text:p>1414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702" calcext:value-type="float">
            <text:p>1470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Combo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3709" calcext:value-type="float">
            <text:p>1370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19305" calcext:value-type="float">
            <text:p>21930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22073" calcext:value-type="float">
            <text:p>22207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6405" calcext:value-type="float">
            <text:p>22640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15674" calcext:value-type="float">
            <text:p>21567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6902" calcext:value-type="float">
            <text:p>20690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97399" calcext:value-type="float">
            <text:p>19739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83561" calcext:value-type="float">
            <text:p>18356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98177" calcext:value-type="float">
            <text:p>19817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FCCP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84793" calcext:value-type="float">
            <text:p>18479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34849" calcext:value-type="float">
            <text:p>13484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9107" calcext:value-type="float">
            <text:p>12910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39786" calcext:value-type="float">
            <text:p>13978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06919" calcext:value-type="float">
            <text:p>10691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699" calcext:value-type="float">
            <text:p>10769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128" calcext:value-type="float">
            <text:p>10312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88094" calcext:value-type="float">
            <text:p>8809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85847" calcext:value-type="float">
            <text:p>8584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Iodo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7183" calcext:value-type="float">
            <text:p>8718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22383" calcext:value-type="float">
            <text:p>222383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17488" calcext:value-type="float">
            <text:p>21748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3284" calcext:value-type="float">
            <text:p>22328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71205" calcext:value-type="float">
            <text:p>17120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5350" calcext:value-type="float">
            <text:p>15535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52901" calcext:value-type="float">
            <text:p>152901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90674" calcext:value-type="float">
            <text:p>190674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85815" calcext:value-type="float">
            <text:p>185815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OAA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84760" calcext:value-type="float">
            <text:p>18476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35260" calcext:value-type="float">
            <text:p>23526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31916" calcext:value-type="float">
            <text:p>23191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27118" calcext:value-type="float">
            <text:p>227118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62522" calcext:value-type="float">
            <text:p>162522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0616" calcext:value-type="float">
            <text:p>150616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36500" calcext:value-type="float">
            <text:p>136500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02499" calcext:value-type="float">
            <text:p>202499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9617" calcext:value-type="float">
            <text:p>199617</text:p>
          </table:table-cell>
        </table:table-row>
        <table:table-row table:style-name="ro1">
          <table:table-cell office:value-type="string" calcext:value-type="string">
            <text:p>K562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PB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92773" calcext:value-type="float">
            <text:p>192773</text:p>
          </table:table-cell>
        </table:table-row>
      </table:table>
      <table:named-expressions/>
      <table:database-ranges>
        <table:database-range table:name="__Anonymous_Sheet_DB__0" table:target-range-address="Sheet1.A1:Sheet1.C27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6-07T13:04:07.772989280</meta:creation-date>
    <dc:date>2023-06-07T13:25:53.270579730</dc:date>
    <meta:editing-duration>PT24S</meta:editing-duration>
    <meta:editing-cycles>1</meta:editing-cycles>
    <meta:document-statistic meta:table-count="1" meta:cell-count="1305" meta:object-count="0"/>
    <meta:generator>LibreOffice/6.3.5.2$Linux_X86_64 LibreOffice_project/30$Build-2</meta:generator>
  </office:meta>
</office:document-meta>
</file>